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VersionHistor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getNum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getVersion( Name ver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VersionHistoryImpl.createVersionInstance( NodeStateEx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VersionHistoryImpl.getVersion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checkin( Name name , NodeImpl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ternalVersionHistoryImpl.setVersionLabel( Name versionName , Name label , boolean mov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InternalVersionHistoryImpl.create( AbstractVersionManager vMgr , NodeStateEx parent , Name name , NodeState node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ternalVersionHistoryImpl.getVersionable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removeVersion( Name versio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ternalVersionHistoryImpl.getVersionLabel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InternalVersionHistoryImpl( AbstractVersionManager vMgr , NodeStateEx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VersionHistoryImpl.hasVersion( Name ver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re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ersionHistoryImpl.getVersionByLabel( Name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ernalVersionHistoryImpl.getRoo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createVersionInstance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ternalVersionHistoryImpl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nternalVersionHistory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HistoryImpl.getCurrent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VersionHistoryImpl.getVersion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